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b96" officeooo:paragraph-rsid="00072b96"/>
    </style:style>
    <style:style style:name="P2" style:family="paragraph" style:parent-style-name="Standard">
      <style:text-properties officeooo:rsid="0009964e" officeooo:paragraph-rsid="0009964e"/>
    </style:style>
    <style:style style:name="P3" style:family="paragraph" style:parent-style-name="Standard">
      <style:text-properties officeooo:rsid="001035aa" officeooo:paragraph-rsid="001035aa"/>
    </style:style>
    <style:style style:name="P4" style:family="paragraph" style:parent-style-name="Standard">
      <style:text-properties officeooo:paragraph-rsid="001117dc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9964e" officeooo:paragraph-rsid="0009964e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9964e" officeooo:paragraph-rsid="0009964e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cbf61" officeooo:paragraph-rsid="000cbf61"/>
    </style:style>
    <style:style style:name="P9" style:family="paragraph" style:parent-style-name="Standard">
      <style:text-properties officeooo:rsid="001035aa" officeooo:paragraph-rsid="001035aa"/>
    </style:style>
    <style:style style:name="P10" style:family="paragraph" style:parent-style-name="Standard">
      <style:text-properties officeooo:paragraph-rsid="001117dc"/>
    </style:style>
    <style:style style:name="P11" style:family="paragraph" style:parent-style-name="Standard">
      <style:text-properties officeooo:rsid="001528ef" officeooo:paragraph-rsid="001528ef"/>
    </style:style>
    <style:style style:name="P12" style:family="paragraph" style:parent-style-name="Standard">
      <style:text-properties officeooo:rsid="0015f29b" officeooo:paragraph-rsid="0015f29b"/>
    </style:style>
    <style:style style:name="P13" style:family="paragraph" style:parent-style-name="Standard">
      <style:text-properties officeooo:rsid="0016e1f0" officeooo:paragraph-rsid="0016e1f0"/>
    </style:style>
    <style:style style:name="T1" style:family="text">
      <style:text-properties officeooo:rsid="000b95df"/>
    </style:style>
    <style:style style:name="T2" style:family="text">
      <style:text-properties officeooo:rsid="001117dc"/>
    </style:style>
    <style:style style:name="T3" style:family="text">
      <style:text-properties officeooo:rsid="001187b3"/>
    </style:style>
    <style:style style:name="T4" style:family="text">
      <style:text-properties officeooo:rsid="0012fcbd"/>
    </style:style>
    <style:style style:name="T5" style:family="text">
      <style:text-properties officeooo:rsid="001576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 0. PACKAGE LOAD AND MARKDOWN CONFIGURATION</text:p>
      <text:p text:style-name="P2"/>
      <text:p text:style-name="P1">## 1. DATA DOWNLOAD</text:p>
      <text:p text:style-name="Standard"/>
      <text:p text:style-name="P5">The data will be downloaded using the link from Coursera page.</text:p>
      <text:p text:style-name="Standard"/>
      <text:p text:style-name="P1">## 2. DATA WRANGLING </text:p>
      <text:p text:style-name="P1"/>
      <text:p text:style-name="P6">First columns from both dataset (user name, time stamps<text:span text:style-name="T1">) will be remove since the model shall be independent from the person who uses it and it is not a time series. </text:span>Data on test set has several empty columns and “pure NA´s” columns. This ones will be removed from both training set. Columns with no variation at test set will also be removed. </text:p>
      <text:p text:style-name="P7"/>
      <text:p text:style-name="P8">The training dataset will be split to allow model test and validation at a proportion to 60/20/20 %. </text:p>
      <text:p text:style-name="P1"/>
      <text:p text:style-name="P3">## 3. EDA <text:span text:style-name="T2">AND PRE-MODEL TASKS</text:span></text:p>
      <text:p text:style-name="P3"/>
      <text:p text:style-name="P11">### 3.1 Null model performance</text:p>
      <text:p text:style-name="P4"/>
      <text:p text:style-name="P4"><text:span text:style-name="T2">Pre-model tasks are related </text:span><text:span text:style-name="T4">evaluate the Null Model predictions.</text:span><text:span text:style-name="T2"> This will be accomplished considering the most frequent class in all “predictions”, </text:span><text:span text:style-name="T3">generating a</text:span><text:span text:style-name="T2"> lower limit for any model that will be created, as suggest by </text:span><text:span text:style-name="T3">Zumel and Mount (2014). </text:span></text:p>
      <text:p text:style-name="P3"/>
      <text:p text:style-name="P11">### 3.2 Covariates correlation</text:p>
      <text:p text:style-name="P11"/>
      <text:p text:style-name="P11">The multicolinearity (covariates correlation) will be investigated, since it can be harmful for some kind of models, like logistic regression. <text:span text:style-name="T5">To investigate, a the heatmaply_cor (from package heatmaply) will be user so related covariates will also be grouped together using a hierarchical cluster technique. </text:span></text:p>
      <text:p text:style-name="P11"/>
      <text:p text:style-name="P12">For the plot, it is possible to see that very few covariates presents correlation. </text:p>
      <text:p text:style-name="P12"/>
      <text:p text:style-name="P13">Although the correlation between covariates is not big, a principal components analysis show that with only 10 components (from 52) it is possible to explain 90% of the total variatio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5:14:48.690000000</meta:creation-date>
    <dc:date>2020-05-25T13:40:34.056892732</dc:date>
    <meta:editing-duration>PT4H52M11S</meta:editing-duration>
    <meta:editing-cycles>6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13" meta:word-count="249" meta:character-count="1506" meta:non-whitespace-character-count="1263"/>
  </office:meta>
</office:document-meta>
</file>